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00" svg:stroke-opacity="20%" draw:stroke-linejoin="round" svg:stroke-linecap="butt" draw:fill="solid" draw:fill-color="#000000" draw:opacity="20%"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6"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7"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P1" style:family="paragraph">
      <loext:graphic-properties draw:fill="solid" draw:fill-color="#ffffff"/>
    </style:style>
    <style:style style:name="P2" style:family="paragraph">
      <loext:graphic-properties draw:fill="solid" draw:fill-color="#000000" draw:opacity="20%"/>
    </style:style>
    <style:style style:name="P3" style:family="paragraph">
      <loext:graphic-properties draw:fill="solid" draw:fill-color="#000000"/>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text-properties fo:font-size="10pt" style:font-size-asian="10pt" style:font-size-complex="10pt"/>
    </style:style>
    <style:style style:name="T1" style:family="text">
      <style:text-properties fo:color="#000000" loext:opacity="100%" style:font-name="DejaVuSans1" fo:font-size="10pt" fo:font-weight="normal" style:font-size-asian="10pt" style:font-weight-asian="normal" style:font-name-complex="DejaVuSans1" style:font-size-complex="10pt" style:font-weight-complex="normal"/>
    </style:style>
    <style:style style:name="T2" style:family="text">
      <style:text-properties fo:color="#0000ff" loext:opacity="100%" style:font-name="DejaVuSans1" fo:font-size="10pt" fo:font-weight="normal" style:font-size-asian="10pt" style:font-weight-asian="normal" style:font-name-complex="DejaVuSans1"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671cm" svg:x="1.516cm" svg:y="0.584cm" svg:viewBox="0 0 11812 7672" draw:points="0,7672 11812,7672 11812,0 0,0">
          <text:p/>
        </draw:polygon>
        <draw:polygon draw:style-name="gr2" draw:text-style-name="P2" draw:layer="layout" svg:width="10.738cm" svg:height="7.306cm" svg:x="2.053cm" svg:y="0.949cm" svg:viewBox="0 0 10739 7307" draw:points="0,0 94,48 189,101 283,143 377,180 471,222 565,278 660,321 754,368 848,403 942,444 1036,492 1131,534 1225,582 1319,621 1413,671 1507,711 1601,744 1696,797 1790,838 1884,882 1978,931 2072,990 2167,1043 2261,1083 2355,1130 2449,1181 2543,1216 2638,1290 2732,1342 2826,1390 2920,1443 3014,1494 3108,1549 3203,1618 3297,1675 3392,1710 3486,1747 3580,1789 3675,1845 3769,1911 3863,1964 3957,2014 4051,2060 4146,2118 4240,2179 4334,2253 4428,2338 4522,2400 4616,2483 4711,2552 4805,2620 4899,2696 4993,2777 5087,2834 5182,2911 5276,2959 5370,3044 5464,3126 5558,3186 5653,3249 5747,3300 5841,3410 5935,3489 6029,3600 6123,3690 6218,3779 6312,3863 6406,3953 6500,4065 6594,4155 6689,4252 6783,4294 6877,4351 6971,4410 7065,4535 7159,4613 7254,4691 7348,4800 7442,4888 7536,4939 7630,5037 7725,5076 7819,5158 7913,5267 8007,5376 8101,5504 8196,5548 8290,5644 8384,5700 8478,5802 8572,5869 8666,5989 8761,6097 8855,6248 8949,6361 9043,6404 9137,6473 9232,6536 9326,6563 9420,6670 9514,6755 9608,6950 9703,7051 9797,7038 9891,7048 9985,7181 10079,7307 10173,7223 10268,7254 10362,7130 10456,6864 10550,6677 10644,6701 10739,5019 10739,3243 10644,4531 10550,5819 10456,6347 10362,6445 10268,6669 10173,6575 10079,6509 9985,6502 9891,6551 9797,6378 9703,6342 9608,6349 9514,6276 9420,6178 9326,6147 9232,6099 9137,5948 9043,5961 8949,5840 8855,5724 8761,5661 8666,5532 8572,5415 8478,5351 8384,5371 8290,5249 8196,5146 8101,5100 8007,5068 7913,5000 7819,4873 7725,4816 7630,4747 7536,4650 7442,4607 7348,4518 7254,4440 7159,4337 7065,4250 6971,4158 6877,4100 6783,4009 6689,3933 6594,3796 6500,3748 6406,3653 6312,3597 6218,3542 6123,3496 6029,3405 5935,3335 5841,3278 5747,3205 5653,3137 5558,3051 5464,2948 5370,2873 5276,2765 5182,2691 5087,2631 4993,2587 4899,2511 4805,2440 4711,2352 4616,2273 4522,2200 4428,2145 4334,2081 4240,2006 4146,1943 4051,1902 3957,1867 3863,1808 3769,1758 3675,1707 3580,1652 3486,1606 3392,1557 3297,1497 3203,1422 3108,1374 3014,1315 2920,1268 2826,1217 2732,1173 2638,1112 2543,1065 2449,1023 2355,966 2261,915 2167,876 2072,837 1978,790 1884,753 1790,715 1696,675 1601,642 1507,617 1413,552 1319,519 1225,478 1131,420 1036,390 942,349 848,302 754,261 660,227 565,200 471,157 377,117 283,87 189,51 94,17">
          <text:p/>
        </draw:polygon>
        <draw:polygon draw:style-name="gr3" draw:text-style-name="P3" draw:layer="layout" svg:width="0cm" svg:height="0.122cm" svg:x="2.053cm" svg:y="8.255cm" svg:viewBox="0 0 0 123" draw:points="0,0 0,123">
          <text:p/>
        </draw:polygon>
        <draw:line draw:style-name="gr4" draw:text-style-name="P4" draw:layer="layout" svg:x1="2.053cm" svg:y1="8.255cm" svg:x2="2.053cm" svg:y2="8.378cm">
          <text:p/>
        </draw:line>
        <draw:polygon draw:style-name="gr3" draw:text-style-name="P3" draw:layer="layout" svg:width="0cm" svg:height="0.122cm" svg:x="3.937cm" svg:y="8.255cm" svg:viewBox="0 0 0 123" draw:points="0,0 0,123">
          <text:p/>
        </draw:polygon>
        <draw:line draw:style-name="gr4" draw:text-style-name="P4" draw:layer="layout" svg:x1="3.937cm" svg:y1="8.255cm" svg:x2="3.937cm" svg:y2="8.378cm">
          <text:p/>
        </draw:line>
        <draw:frame draw:style-name="gr5" draw:text-style-name="P6" draw:layer="layout" svg:width="0.675cm" svg:height="0.412cm" svg:x="1.717cm" svg:y="8.442cm">
          <draw:text-box>
            <text:p text:style-name="P5"><text:span text:style-name="T1">579</text:span></text:p>
          </draw:text-box>
        </draw:frame>
        <draw:polygon draw:style-name="gr3" draw:text-style-name="P3" draw:layer="layout" svg:width="0cm" svg:height="0.122cm" svg:x="5.821cm" svg:y="8.255cm" svg:viewBox="0 0 0 123" draw:points="0,0 0,123">
          <text:p/>
        </draw:polygon>
        <draw:line draw:style-name="gr4" draw:text-style-name="P4" draw:layer="layout" svg:x1="5.821cm" svg:y1="8.255cm" svg:x2="5.821cm" svg:y2="8.378cm">
          <text:p/>
        </draw:line>
        <draw:frame draw:style-name="gr5" draw:text-style-name="P6" draw:layer="layout" svg:width="0.675cm" svg:height="0.412cm" svg:x="3.601cm" svg:y="8.442cm">
          <draw:text-box>
            <text:p text:style-name="P5"><text:span text:style-name="T1">479</text:span></text:p>
          </draw:text-box>
        </draw:frame>
        <draw:polygon draw:style-name="gr3" draw:text-style-name="P3" draw:layer="layout" svg:width="0cm" svg:height="0.122cm" svg:x="7.705cm" svg:y="8.255cm" svg:viewBox="0 0 0 123" draw:points="0,0 0,123">
          <text:p/>
        </draw:polygon>
        <draw:line draw:style-name="gr4" draw:text-style-name="P4" draw:layer="layout" svg:x1="7.705cm" svg:y1="8.255cm" svg:x2="7.705cm" svg:y2="8.378cm">
          <text:p/>
        </draw:line>
        <draw:frame draw:style-name="gr5" draw:text-style-name="P6" draw:layer="layout" svg:width="0.675cm" svg:height="0.412cm" svg:x="5.485cm" svg:y="8.442cm">
          <draw:text-box>
            <text:p text:style-name="P5"><text:span text:style-name="T1">379</text:span></text:p>
          </draw:text-box>
        </draw:frame>
        <draw:polygon draw:style-name="gr3" draw:text-style-name="P3" draw:layer="layout" svg:width="0cm" svg:height="0.122cm" svg:x="9.588cm" svg:y="8.255cm" svg:viewBox="0 0 0 123" draw:points="0,0 0,123">
          <text:p/>
        </draw:polygon>
        <draw:line draw:style-name="gr4" draw:text-style-name="P4" draw:layer="layout" svg:x1="9.588cm" svg:y1="8.255cm" svg:x2="9.588cm" svg:y2="8.378cm">
          <text:p/>
        </draw:line>
        <draw:frame draw:style-name="gr5" draw:text-style-name="P6" draw:layer="layout" svg:width="0.675cm" svg:height="0.412cm" svg:x="7.368cm" svg:y="8.442cm">
          <draw:text-box>
            <text:p text:style-name="P5"><text:span text:style-name="T1">279</text:span></text:p>
          </draw:text-box>
        </draw:frame>
        <draw:polygon draw:style-name="gr3" draw:text-style-name="P3" draw:layer="layout" svg:width="0cm" svg:height="0.122cm" svg:x="11.472cm" svg:y="8.255cm" svg:viewBox="0 0 0 123" draw:points="0,0 0,123">
          <text:p/>
        </draw:polygon>
        <draw:line draw:style-name="gr4" draw:text-style-name="P4" draw:layer="layout" svg:x1="11.472cm" svg:y1="8.255cm" svg:x2="11.472cm" svg:y2="8.378cm">
          <text:p/>
        </draw:line>
        <draw:frame draw:style-name="gr5" draw:text-style-name="P6" draw:layer="layout" svg:width="0.675cm" svg:height="0.412cm" svg:x="9.252cm" svg:y="8.442cm">
          <draw:text-box>
            <text:p text:style-name="P5"><text:span text:style-name="T1">179</text:span></text:p>
          </draw:text-box>
        </draw:frame>
        <draw:polygon draw:style-name="gr3" draw:text-style-name="P3" draw:layer="layout" svg:width="0cm" svg:height="0.122cm" svg:x="12.96cm" svg:y="8.255cm" svg:viewBox="0 0 0 123" draw:points="0,0 0,123">
          <text:p/>
        </draw:polygon>
        <draw:line draw:style-name="gr4" draw:text-style-name="P4" draw:layer="layout" svg:x1="12.96cm" svg:y1="8.255cm" svg:x2="12.96cm" svg:y2="8.378cm">
          <text:p/>
        </draw:line>
        <draw:frame draw:style-name="gr5" draw:text-style-name="P6" draw:layer="layout" svg:width="0.451cm" svg:height="0.412cm" svg:x="11.248cm" svg:y="8.442cm">
          <draw:text-box>
            <text:p text:style-name="P5"><text:span text:style-name="T1">79</text:span></text:p>
          </draw:text-box>
        </draw:frame>
        <draw:frame draw:style-name="gr5" draw:text-style-name="P6" draw:layer="layout" svg:width="0.352cm" svg:height="0.412cm" svg:x="12.848cm" svg:y="8.442cm">
          <draw:text-box>
            <text:p text:style-name="P5"><text:span text:style-name="T1">0</text:span></text:p>
          </draw:text-box>
        </draw:frame>
        <draw:polygon draw:style-name="gr3" draw:text-style-name="P3" draw:layer="layout" svg:width="0.122cm" svg:height="0cm" svg:x="1.393cm" svg:y="8.022cm" svg:viewBox="0 0 123 0" draw:points="123,0 0,0">
          <text:p/>
        </draw:polygon>
        <draw:line draw:style-name="gr4" draw:text-style-name="P4" draw:layer="layout" svg:x1="1.516cm" svg:y1="8.022cm" svg:x2="1.393cm" svg:y2="8.022cm">
          <text:p/>
        </draw:line>
        <draw:frame draw:style-name="gr5" draw:text-style-name="P6" draw:layer="layout" svg:width="5.332cm" svg:height="0.412cm" svg:x="4.751cm" svg:y="8.925cm">
          <draw:text-box>
            <text:p text:style-name="P5"><text:span text:style-name="T1">Number of remaining samples</text:span></text:p>
          </draw:text-box>
        </draw:frame>
        <draw:polygon draw:style-name="gr3" draw:text-style-name="P3" draw:layer="layout" svg:width="0.122cm" svg:height="0cm" svg:x="1.393cm" svg:y="7.062cm" svg:viewBox="0 0 123 0" draw:points="123,0 0,0">
          <text:p/>
        </draw:polygon>
        <draw:line draw:style-name="gr4" draw:text-style-name="P4" draw:layer="layout" svg:x1="1.516cm" svg:y1="7.062cm" svg:x2="1.393cm" svg:y2="7.062cm">
          <text:p/>
        </draw:line>
        <draw:frame draw:style-name="gr5" draw:text-style-name="P6" draw:layer="layout" svg:width="0.785cm" svg:height="0.412cm" svg:x="0.485cm" svg:y="7.829cm">
          <draw:text-box>
            <text:p text:style-name="P5"><text:span text:style-name="T1">0.14</text:span></text:p>
          </draw:text-box>
        </draw:frame>
        <draw:polygon draw:style-name="gr3" draw:text-style-name="P3" draw:layer="layout" svg:width="0.122cm" svg:height="0cm" svg:x="1.393cm" svg:y="6.102cm" svg:viewBox="0 0 123 0" draw:points="123,0 0,0">
          <text:p/>
        </draw:polygon>
        <draw:line draw:style-name="gr4" draw:text-style-name="P4" draw:layer="layout" svg:x1="1.516cm" svg:y1="6.102cm" svg:x2="1.393cm" svg:y2="6.102cm">
          <text:p/>
        </draw:line>
        <draw:frame draw:style-name="gr5" draw:text-style-name="P6" draw:layer="layout" svg:width="0.785cm" svg:height="0.412cm" svg:x="0.485cm" svg:y="6.869cm">
          <draw:text-box>
            <text:p text:style-name="P5"><text:span text:style-name="T1">0.16</text:span></text:p>
          </draw:text-box>
        </draw:frame>
        <draw:polygon draw:style-name="gr3" draw:text-style-name="P3" draw:layer="layout" svg:width="0.122cm" svg:height="0cm" svg:x="1.393cm" svg:y="5.142cm" svg:viewBox="0 0 123 0" draw:points="123,0 0,0">
          <text:p/>
        </draw:polygon>
        <draw:line draw:style-name="gr4" draw:text-style-name="P4" draw:layer="layout" svg:x1="1.516cm" svg:y1="5.142cm" svg:x2="1.393cm" svg:y2="5.142cm">
          <text:p/>
        </draw:line>
        <draw:frame draw:style-name="gr5" draw:text-style-name="P6" draw:layer="layout" svg:width="0.785cm" svg:height="0.412cm" svg:x="0.485cm" svg:y="5.909cm">
          <draw:text-box>
            <text:p text:style-name="P5"><text:span text:style-name="T1">0.18</text:span></text:p>
          </draw:text-box>
        </draw:frame>
        <draw:polygon draw:style-name="gr3" draw:text-style-name="P3" draw:layer="layout" svg:width="0.122cm" svg:height="0cm" svg:x="1.393cm" svg:y="4.182cm" svg:viewBox="0 0 123 0" draw:points="123,0 0,0">
          <text:p/>
        </draw:polygon>
        <draw:line draw:style-name="gr4" draw:text-style-name="P4" draw:layer="layout" svg:x1="1.516cm" svg:y1="4.182cm" svg:x2="1.393cm" svg:y2="4.182cm">
          <text:p/>
        </draw:line>
        <draw:frame draw:style-name="gr5" draw:text-style-name="P6" draw:layer="layout" svg:width="0.785cm" svg:height="0.412cm" svg:x="0.485cm" svg:y="4.949cm">
          <draw:text-box>
            <text:p text:style-name="P5"><text:span text:style-name="T1">0.20</text:span></text:p>
          </draw:text-box>
        </draw:frame>
        <draw:polygon draw:style-name="gr3" draw:text-style-name="P3" draw:layer="layout" svg:width="0.122cm" svg:height="0cm" svg:x="1.393cm" svg:y="3.222cm" svg:viewBox="0 0 123 0" draw:points="123,0 0,0">
          <text:p/>
        </draw:polygon>
        <draw:line draw:style-name="gr4" draw:text-style-name="P4" draw:layer="layout" svg:x1="1.516cm" svg:y1="3.222cm" svg:x2="1.393cm" svg:y2="3.222cm">
          <text:p/>
        </draw:line>
        <draw:frame draw:style-name="gr5" draw:text-style-name="P6" draw:layer="layout" svg:width="0.785cm" svg:height="0.412cm" svg:x="0.485cm" svg:y="3.989cm">
          <draw:text-box>
            <text:p text:style-name="P5"><text:span text:style-name="T1">0.22</text:span></text:p>
          </draw:text-box>
        </draw:frame>
        <draw:polygon draw:style-name="gr3" draw:text-style-name="P3" draw:layer="layout" svg:width="0.122cm" svg:height="0cm" svg:x="1.393cm" svg:y="2.262cm" svg:viewBox="0 0 123 0" draw:points="123,0 0,0">
          <text:p/>
        </draw:polygon>
        <draw:line draw:style-name="gr4" draw:text-style-name="P4" draw:layer="layout" svg:x1="1.516cm" svg:y1="2.262cm" svg:x2="1.393cm" svg:y2="2.262cm">
          <text:p/>
        </draw:line>
        <draw:frame draw:style-name="gr5" draw:text-style-name="P6" draw:layer="layout" svg:width="0.785cm" svg:height="0.412cm" svg:x="0.485cm" svg:y="3.029cm">
          <draw:text-box>
            <text:p text:style-name="P5"><text:span text:style-name="T1">0.24</text:span></text:p>
          </draw:text-box>
        </draw:frame>
        <draw:polygon draw:style-name="gr3" draw:text-style-name="P3" draw:layer="layout" svg:width="0.122cm" svg:height="0cm" svg:x="1.393cm" svg:y="1.302cm" svg:viewBox="0 0 123 0" draw:points="123,0 0,0">
          <text:p/>
        </draw:polygon>
        <draw:line draw:style-name="gr4" draw:text-style-name="P4" draw:layer="layout" svg:x1="1.516cm" svg:y1="1.302cm" svg:x2="1.393cm" svg:y2="1.302cm">
          <text:p/>
        </draw:line>
        <draw:frame draw:style-name="gr5" draw:text-style-name="P6" draw:layer="layout" svg:width="0.785cm" svg:height="0.412cm" svg:x="0.485cm" svg:y="2.069cm">
          <draw:text-box>
            <text:p text:style-name="P5"><text:span text:style-name="T1">0.26</text:span></text:p>
          </draw:text-box>
        </draw:frame>
        <draw:frame draw:style-name="gr5" draw:text-style-name="P6" draw:layer="layout" svg:width="0.785cm" svg:height="0.412cm" svg:x="0.485cm" svg:y="1.109cm">
          <draw:text-box>
            <text:p text:style-name="P5"><text:span text:style-name="T1">0.28</text:span></text:p>
          </draw:text-box>
        </draw:frame>
        <draw:polyline draw:style-name="gr6" draw:text-style-name="P4" draw:layer="layout" svg:width="10.738cm" svg:height="6.96cm" svg:x="2.053cm" svg:y="0.949cm" svg:viewBox="0 0 10739 6961" draw:points="0,0 94,33 189,76 283,115 377,149 471,189 565,239 660,274 754,314 848,353 942,396 1036,441 1131,477 1225,530 1319,570 1413,612 1507,664 1601,693 1696,736 1790,776 1884,818 1978,861 2072,914 2167,960 2261,999 2355,1048 2449,1102 2543,1141 2638,1201 2732,1257 2826,1304 2920,1356 3014,1405 3108,1462 3203,1520 3297,1586 3392,1633 3486,1677 3580,1721 3675,1776 3769,1834 3863,1886 3957,1940 4051,1981 4146,2031 4240,2092 4334,2167 4428,2241 4522,2300 4616,2378 4711,2452 4805,2530 4899,2605 4993,2682 5087,2733 5182,2802 5276,2862 5370,2959 5464,3037 5558,3118 5653,3193 5747,3252 5841,3344 5935,3412 6029,3502 6123,3593 6218,3660 6312,3730 6406,3803 6500,3907 6594,3976 6689,4093 6783,4151 6877,4225 6971,4284 7065,4393 7159,4475 7254,4566 7348,4659 7442,4748 7536,4794 7630,4892 7725,4946 7819,5015 7913,5134 8007,5222 8101,5302 8196,5347 8290,5447 8384,5536 8478,5576 8572,5642 8666,5761 8761,5879 8855,5986 8949,6101 9043,6183 9137,6211 9232,6317 9326,6355 9420,6424 9514,6516 9608,6649 9703,6697 9797,6708 9891,6799 9985,6842 10079,6908 10173,6899 10268,6961 10362,6788 10456,6606 10550,6248 10644,5616 10739,4131">
          <text:p/>
        </draw:polyline>
        <draw:line draw:style-name="gr7" draw:text-style-name="P4" draw:layer="layout" svg:x1="11.189cm" svg:y1="8.255cm" svg:x2="11.189cm" svg:y2="0.584cm">
          <text:p/>
        </draw:line>
        <draw:line draw:style-name="gr7" draw:text-style-name="P4" draw:layer="layout" svg:x1="10.907cm" svg:y1="8.255cm" svg:x2="10.907cm" svg:y2="0.584cm">
          <text:p/>
        </draw:line>
        <draw:line draw:style-name="gr7" draw:text-style-name="P4" draw:layer="layout" svg:x1="10.059cm" svg:y1="8.255cm" svg:x2="10.059cm" svg:y2="0.584cm">
          <text:p/>
        </draw:line>
        <draw:line draw:style-name="gr7" draw:text-style-name="P4" draw:layer="layout" svg:x1="10.718cm" svg:y1="8.255cm" svg:x2="10.718cm" svg:y2="0.584cm">
          <text:p/>
        </draw:line>
        <draw:line draw:style-name="gr7" draw:text-style-name="P4" draw:layer="layout" svg:x1="11.001cm" svg:y1="8.255cm" svg:x2="11.001cm" svg:y2="0.584cm">
          <text:p/>
        </draw:line>
        <draw:line draw:style-name="gr7" draw:text-style-name="P4" draw:layer="layout" svg:x1="10.436cm" svg:y1="8.255cm" svg:x2="10.436cm" svg:y2="0.584cm">
          <text:p/>
        </draw:line>
        <draw:line draw:style-name="gr7" draw:text-style-name="P4" draw:layer="layout" svg:x1="10.813cm" svg:y1="8.255cm" svg:x2="10.813cm" svg:y2="0.584cm">
          <text:p/>
        </draw:line>
        <draw:line draw:style-name="gr7" draw:text-style-name="P4" draw:layer="layout" svg:x1="10.813cm" svg:y1="8.255cm" svg:x2="10.813cm" svg:y2="0.584cm">
          <text:p/>
        </draw:line>
        <draw:line draw:style-name="gr7" draw:text-style-name="P4" draw:layer="layout" svg:x1="11.001cm" svg:y1="8.255cm" svg:x2="11.001cm" svg:y2="0.584cm">
          <text:p/>
        </draw:line>
        <draw:line draw:style-name="gr7" draw:text-style-name="P4" draw:layer="layout" svg:x1="10.907cm" svg:y1="8.255cm" svg:x2="10.907cm" svg:y2="0.584cm">
          <text:p/>
        </draw:line>
        <draw:line draw:style-name="gr8" draw:text-style-name="P4" draw:layer="layout" svg:x1="1.516cm" svg:y1="8.255cm" svg:x2="1.516cm" svg:y2="0.584cm">
          <text:p/>
        </draw:line>
        <draw:line draw:style-name="gr8" draw:text-style-name="P4" draw:layer="layout" svg:x1="13.327cm" svg:y1="8.255cm" svg:x2="13.327cm" svg:y2="0.584cm">
          <text:p/>
        </draw:line>
        <draw:line draw:style-name="gr8" draw:text-style-name="P4" draw:layer="layout" svg:x1="1.516cm" svg:y1="8.255cm" svg:x2="13.327cm" svg:y2="8.255cm">
          <text:p/>
        </draw:line>
        <draw:line draw:style-name="gr8" draw:text-style-name="P4" draw:layer="layout" svg:x1="1.516cm" svg:y1="0.584cm" svg:x2="13.327cm" svg:y2="0.584cm">
          <text:p/>
        </draw:line>
        <draw:polygon draw:style-name="gr3" draw:text-style-name="P3" draw:layer="layout" svg:width="0cm" svg:height="0.123cm" svg:x="11.189cm" svg:y="0.46cm" svg:viewBox="0 0 0 124" draw:points="0,124 0,0">
          <text:p/>
        </draw:polygon>
        <draw:line draw:style-name="gr4" draw:text-style-name="P4" draw:layer="layout" svg:x1="11.189cm" svg:y1="0.584cm" svg:x2="11.189cm" svg:y2="0.46cm">
          <text:p/>
        </draw:line>
        <draw:frame draw:style-name="gr5" draw:text-style-name="P6" draw:layer="layout" svg:width="5.09cm" svg:height="0.412cm" draw:transform="rotate (1.5707963267949) translate (-0.057cm 6.966cm)">
          <draw:text-box>
            <text:p text:style-name="P5"><text:span text:style-name="T1">Maximum Mean Discrepancy</text:span></text:p>
          </draw:text-box>
        </draw:frame>
        <draw:polygon draw:style-name="gr3" draw:text-style-name="P3" draw:layer="layout" svg:width="0cm" svg:height="0.123cm" svg:x="10.907cm" svg:y="0.46cm" svg:viewBox="0 0 0 124" draw:points="0,124 0,0">
          <text:p/>
        </draw:polygon>
        <draw:line draw:style-name="gr4" draw:text-style-name="P4" draw:layer="layout" svg:x1="10.907cm" svg:y1="0.584cm" svg:x2="10.907cm" svg:y2="0.46cm">
          <text:p/>
        </draw:line>
        <draw:frame draw:style-name="gr5" draw:text-style-name="P6" draw:layer="layout" svg:width="0.451cm" svg:height="0.412cm" svg:x="10.966cm" svg:y="-0.063cm">
          <draw:text-box>
            <text:p text:style-name="P5"><text:span text:style-name="T2">94</text:span></text:p>
          </draw:text-box>
        </draw:frame>
        <draw:polygon draw:style-name="gr3" draw:text-style-name="P3" draw:layer="layout" svg:width="0cm" svg:height="0.123cm" svg:x="10.059cm" svg:y="0.46cm" svg:viewBox="0 0 0 124" draw:points="0,124 0,0">
          <text:p/>
        </draw:polygon>
        <draw:line draw:style-name="gr4" draw:text-style-name="P4" draw:layer="layout" svg:x1="10.059cm" svg:y1="0.584cm" svg:x2="10.059cm" svg:y2="0.46cm">
          <text:p/>
        </draw:line>
        <draw:polygon draw:style-name="gr3" draw:text-style-name="P3" draw:layer="layout" svg:width="0cm" svg:height="0.123cm" svg:x="10.718cm" svg:y="0.46cm" svg:viewBox="0 0 0 124" draw:points="0,124 0,0">
          <text:p/>
        </draw:polygon>
        <draw:line draw:style-name="gr4" draw:text-style-name="P4" draw:layer="layout" svg:x1="10.718cm" svg:y1="0.584cm" svg:x2="10.718cm" svg:y2="0.46cm">
          <text:p/>
        </draw:line>
        <draw:polygon draw:style-name="gr3" draw:text-style-name="P3" draw:layer="layout" svg:width="0cm" svg:height="0.123cm" svg:x="11.001cm" svg:y="0.46cm" svg:viewBox="0 0 0 124" draw:points="0,124 0,0">
          <text:p/>
        </draw:polygon>
        <draw:line draw:style-name="gr4" draw:text-style-name="P4" draw:layer="layout" svg:x1="11.001cm" svg:y1="0.584cm" svg:x2="11.001cm" svg:y2="0.46cm">
          <text:p/>
        </draw:line>
        <draw:frame draw:style-name="gr5" draw:text-style-name="P6" draw:layer="layout" svg:width="0.675cm" svg:height="0.412cm" svg:x="9.723cm" svg:y="-0.063cm">
          <draw:text-box>
            <text:p text:style-name="P5"><text:span text:style-name="T2">154</text:span></text:p>
          </draw:text-box>
        </draw:frame>
        <draw:polygon draw:style-name="gr3" draw:text-style-name="P3" draw:layer="layout" svg:width="0cm" svg:height="0.123cm" svg:x="10.436cm" svg:y="0.46cm" svg:viewBox="0 0 0 124" draw:points="0,124 0,0">
          <text:p/>
        </draw:polygon>
        <draw:line draw:style-name="gr4" draw:text-style-name="P4" draw:layer="layout" svg:x1="10.436cm" svg:y1="0.584cm" svg:x2="10.436cm" svg:y2="0.46cm">
          <text:p/>
        </draw:line>
        <draw:polygon draw:style-name="gr3" draw:text-style-name="P3" draw:layer="layout" svg:width="0cm" svg:height="0.123cm" svg:x="10.813cm" svg:y="0.46cm" svg:viewBox="0 0 0 124" draw:points="0,124 0,0">
          <text:p/>
        </draw:polygon>
        <draw:line draw:style-name="gr4" draw:text-style-name="P4" draw:layer="layout" svg:x1="10.813cm" svg:y1="0.584cm" svg:x2="10.813cm" svg:y2="0.46cm">
          <text:p/>
        </draw:line>
        <draw:polygon draw:style-name="gr3" draw:text-style-name="P3" draw:layer="layout" svg:width="0cm" svg:height="0.123cm" svg:x="10.813cm" svg:y="0.46cm" svg:viewBox="0 0 0 124" draw:points="0,124 0,0">
          <text:p/>
        </draw:polygon>
        <draw:line draw:style-name="gr4" draw:text-style-name="P4" draw:layer="layout" svg:x1="10.813cm" svg:y1="0.584cm" svg:x2="10.813cm" svg:y2="0.46cm">
          <text:p/>
        </draw:line>
        <draw:polygon draw:style-name="gr3" draw:text-style-name="P3" draw:layer="layout" svg:width="0cm" svg:height="0.123cm" svg:x="11.001cm" svg:y="0.46cm" svg:viewBox="0 0 0 124" draw:points="0,124 0,0">
          <text:p/>
        </draw:polygon>
        <draw:line draw:style-name="gr4" draw:text-style-name="P4" draw:layer="layout" svg:x1="11.001cm" svg:y1="0.584cm" svg:x2="11.001cm" svg:y2="0.46cm">
          <text:p/>
        </draw:line>
        <draw:polygon draw:style-name="gr3" draw:text-style-name="P3" draw:layer="layout" svg:width="0cm" svg:height="0.123cm" svg:x="10.907cm" svg:y="0.46cm" svg:viewBox="0 0 0 124" draw:points="0,124 0,0">
          <text:p/>
        </draw:polygon>
        <draw:line draw:style-name="gr4" draw:text-style-name="P4" draw:layer="layout" svg:x1="10.907cm" svg:y1="0.584cm" svg:x2="10.907cm" svg:y2="0.46cm">
          <text:p/>
        </draw:line>
        <draw:line draw:style-name="gr8" draw:text-style-name="P4" draw:layer="layout" svg:x1="1.516cm" svg:y1="8.255cm" svg:x2="1.516cm" svg:y2="0.584cm">
          <text:p/>
        </draw:line>
        <draw:line draw:style-name="gr8" draw:text-style-name="P4" draw:layer="layout" svg:x1="13.327cm" svg:y1="8.255cm" svg:x2="13.327cm" svg:y2="0.584cm">
          <text:p/>
        </draw:line>
        <draw:line draw:style-name="gr8" draw:text-style-name="P4" draw:layer="layout" svg:x1="1.516cm" svg:y1="8.255cm" svg:x2="13.327cm" svg:y2="8.255cm">
          <text:p/>
        </draw:line>
        <draw:line draw:style-name="gr8" draw:text-style-name="P4" draw:layer="layout" svg:x1="1.516cm" svg:y1="0.584cm" svg:x2="13.327cm" svg:y2="0.584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3.37cm" fo:page-height="9.3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8-19T14:12:55.342732412</dc:date>
    <meta:editing-duration>PT18S</meta:editing-duration>
    <meta:editing-cycles>1</meta:editing-cycles>
    <meta:document-statistic meta:object-count="90"/>
    <meta:generator>LibreOffice/7.3.5.2$Linux_X86_64 LibreOffice_project/30$Build-2</meta:generator>
  </office:meta>
</office:document-meta>
</file>